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1bf8" officeooo:paragraph-rsid="00091bf8"/>
    </style:style>
    <style:style style:name="P2" style:family="paragraph" style:parent-style-name="Standard">
      <style:text-properties officeooo:rsid="000a3feb" officeooo:paragraph-rsid="000a3feb"/>
    </style:style>
    <style:style style:name="P3" style:family="paragraph" style:parent-style-name="Standard">
      <style:text-properties officeooo:rsid="000bde5a" officeooo:paragraph-rsid="000bde5a"/>
    </style:style>
    <style:style style:name="P4" style:family="paragraph" style:parent-style-name="Standard">
      <style:text-properties officeooo:rsid="000d4fab" officeooo:paragraph-rsid="000d4fab"/>
    </style:style>
    <style:style style:name="P5" style:family="paragraph" style:parent-style-name="Standard">
      <style:text-properties officeooo:rsid="000d4fab" officeooo:paragraph-rsid="000eaff4"/>
    </style:style>
    <style:style style:name="P6" style:family="paragraph" style:parent-style-name="Standard">
      <style:text-properties officeooo:rsid="000eaff4" officeooo:paragraph-rsid="000eaff4"/>
    </style:style>
    <style:style style:name="P7" style:family="paragraph" style:parent-style-name="Standard">
      <style:text-properties officeooo:rsid="000eaff4" officeooo:paragraph-rsid="001164b0"/>
    </style:style>
    <style:style style:name="P8" style:family="paragraph" style:parent-style-name="Standard">
      <style:text-properties officeooo:rsid="000fcf6e" officeooo:paragraph-rsid="000fcf6e"/>
    </style:style>
    <style:style style:name="P9" style:family="paragraph" style:parent-style-name="Standard">
      <style:text-properties officeooo:rsid="0012e13d" officeooo:paragraph-rsid="0012e13d"/>
    </style:style>
    <style:style style:name="P10" style:family="paragraph" style:parent-style-name="Standard">
      <style:text-properties officeooo:rsid="001408ec" officeooo:paragraph-rsid="001408ec"/>
    </style:style>
    <style:style style:name="P11" style:family="paragraph" style:parent-style-name="Standard">
      <style:text-properties officeooo:rsid="001531ea" officeooo:paragraph-rsid="001531ea"/>
    </style:style>
    <style:style style:name="P12" style:family="paragraph" style:parent-style-name="Standard">
      <style:text-properties officeooo:rsid="001531ea" officeooo:paragraph-rsid="0016afdc"/>
    </style:style>
    <style:style style:name="P13" style:family="paragraph" style:parent-style-name="Standard">
      <style:text-properties officeooo:rsid="001531ea" officeooo:paragraph-rsid="00186ed2"/>
    </style:style>
    <style:style style:name="P14" style:family="paragraph" style:parent-style-name="Standard">
      <style:text-properties officeooo:rsid="001cc452" officeooo:paragraph-rsid="001cc452"/>
    </style:style>
    <style:style style:name="P15" style:family="paragraph" style:parent-style-name="Standard">
      <style:text-properties officeooo:rsid="001d00ad" officeooo:paragraph-rsid="001d00ad"/>
    </style:style>
    <style:style style:name="P16" style:family="paragraph" style:parent-style-name="Standard">
      <style:text-properties officeooo:rsid="001d00ad" officeooo:paragraph-rsid="001d75f3"/>
    </style:style>
    <style:style style:name="P17" style:family="paragraph" style:parent-style-name="Standard">
      <style:text-properties officeooo:rsid="001d75f3" officeooo:paragraph-rsid="001d75f3"/>
    </style:style>
    <style:style style:name="P18" style:family="paragraph" style:parent-style-name="Standard">
      <style:text-properties officeooo:rsid="001eca7f" officeooo:paragraph-rsid="001eca7f"/>
    </style:style>
    <style:style style:name="P19" style:family="paragraph" style:parent-style-name="Standard">
      <style:text-properties officeooo:rsid="000d4fab" officeooo:paragraph-rsid="000bde5a"/>
    </style:style>
    <style:style style:name="P20" style:family="paragraph" style:parent-style-name="Standard">
      <style:text-properties officeooo:rsid="000eaff4" officeooo:paragraph-rsid="000eaff4"/>
    </style:style>
    <style:style style:name="P21" style:family="paragraph" style:parent-style-name="Standard">
      <style:text-properties officeooo:rsid="001164b0" officeooo:paragraph-rsid="001164b0"/>
    </style:style>
    <style:style style:name="P22" style:family="paragraph" style:parent-style-name="Standard">
      <style:text-properties officeooo:rsid="001531ea" officeooo:paragraph-rsid="001531ea"/>
    </style:style>
    <style:style style:name="P23" style:family="paragraph" style:parent-style-name="Standard">
      <style:text-properties officeooo:rsid="00226f29" officeooo:paragraph-rsid="00226f29"/>
    </style:style>
    <style:style style:name="T1" style:family="text">
      <style:text-properties officeooo:rsid="000a3feb"/>
    </style:style>
    <style:style style:name="T2" style:family="text">
      <style:text-properties officeooo:rsid="000bde5a"/>
    </style:style>
    <style:style style:name="T3" style:family="text">
      <style:text-properties officeooo:rsid="000d4fab"/>
    </style:style>
    <style:style style:name="T4" style:family="text">
      <style:text-properties officeooo:rsid="000eaff4"/>
    </style:style>
    <style:style style:name="T5" style:family="text">
      <style:text-properties officeooo:rsid="001164b0"/>
    </style:style>
    <style:style style:name="T6" style:family="text">
      <style:text-properties officeooo:rsid="0012e13d"/>
    </style:style>
    <style:style style:name="T7" style:family="text">
      <style:text-properties officeooo:rsid="001408ec"/>
    </style:style>
    <style:style style:name="T8" style:family="text">
      <style:text-properties officeooo:rsid="0016afdc"/>
    </style:style>
    <style:style style:name="T9" style:family="text">
      <style:text-properties officeooo:rsid="00178b2d"/>
    </style:style>
    <style:style style:name="T10" style:family="text">
      <style:text-properties officeooo:rsid="00186ed2"/>
    </style:style>
    <style:style style:name="T11" style:family="text">
      <style:text-properties officeooo:rsid="00199dfe"/>
    </style:style>
    <style:style style:name="T12" style:family="text">
      <style:text-properties officeooo:rsid="001b56fe"/>
    </style:style>
    <style:style style:name="T13" style:family="text">
      <style:text-properties officeooo:rsid="001cc452"/>
    </style:style>
    <style:style style:name="T14" style:family="text">
      <style:text-properties officeooo:rsid="001d00ad"/>
    </style:style>
    <style:style style:name="T15" style:family="text">
      <style:text-properties officeooo:rsid="001d75f3"/>
    </style:style>
    <style:style style:name="T16" style:family="text">
      <style:text-properties officeooo:rsid="001eca7f"/>
    </style:style>
    <style:style style:name="T17" style:family="text">
      <style:text-properties officeooo:rsid="002006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y trinh phat trien phan mem</text:p>
      <text:p text:style-name="P1"/>
      <text:p text:style-name="P1">1) Analysis</text:p>
      <text:p text:style-name="P1">Thu thap yeu cau cua khach → Phan tich nhu cau khach (requirement) cang ro cang tot → Xac nhan vao mot cai tai lieu =&gt; specification (mo ta chi tiet cac nhu cau cua khach)</text:p>
      <text:p text:style-name="P1"/>
      <text:p text:style-name="P1">2) Design</text:p>
      <text:p text:style-name="P1">Thiet ke he thong → Dua ra mot cai ban ve (blue print), he thong can nhung thanh phan ky thuat nao, theo thu tu gi, can nhung ai</text:p>
      <text:p text:style-name="P1"/>
      <text:p text:style-name="P1">3) Development</text:p>
      <text:p text:style-name="P1">Giao ban thiet ke cho IT de code lai</text:p>
      <text:p text:style-name="P1">Kiem tra so bo <text:span text:style-name="T1">quy trinh phat trien</text:span></text:p>
      <text:p text:style-name="P1"/>
      <text:p text:style-name="P1">4) Testing</text:p>
      <text:p text:style-name="P2">Giao san pham cho tester de kiem tra</text:p>
      <text:p text:style-name="P2"/>
      <text:p text:style-name="P1">5) Deployement</text:p>
      <text:p text:style-name="P3">Dua cho khach dung</text:p>
      <text:p text:style-name="P1"/>
      <text:p text:style-name="P1">6) Maintenance and development</text:p>
      <text:p text:style-name="P2">La duy tri va phat trien</text:p>
      <text:p text:style-name="P2"/>
      <text:p text:style-name="P2"/>
      <text:p text:style-name="P2"/>
      <text:p text:style-name="P2"/>
      <text:p text:style-name="P2">Exemple:</text:p>
      <text:p text:style-name="P2">1) MOA</text:p>
      <text:p text:style-name="P2">2) MOA lam viec chung voi mot team IT → chia ra thanh cac nghe IT</text:p>
      <text:p text:style-name="P2">3) <text:span text:style-name="T2">IT</text:span></text:p>
      <text:p text:style-name="P2">4) Tester</text:p>
      <text:p text:style-name="P3">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hat trien tri tue nhan tao:</text:p>
      <text:p text:style-name="P3">1)</text:p>
      <text:p text:style-name="P3">a)O dau:</text:p>
      <text:p text:style-name="P3">- 60-70% truc tiep tai cong ty cua no</text:p>
      <text:p text:style-name="P3">- Qua mang <text:span text:style-name="T3">(Zoom)</text:span></text:p>
      <text:p text:style-name="P3"/>
      <text:p text:style-name="P3">Khi nao:</text:p>
      <text:p text:style-name="P3">- </text:p>
      <text:p text:style-name="P3"/>
      <text:p text:style-name="P3">b) </text:p>
      <text:p text:style-name="P3">Ha DO – Senier AI Researcher – WEDO Research and Development <text:span text:style-name="T3">(cty nay su dung du lieu tai chinh, chung khoan de dua ra cac quyet dinh dau tu – mua cai gi sau khoang thoi gian ban di de kiem phoan chenh lech)</text:span></text:p>
      <text:p text:style-name="P3"/>
      <text:p text:style-name="P3">- <text:span text:style-name="T3">Xac dinh cac tai san de xem tai san nao co kha nang tang gia</text:span></text:p>
      <text:p text:style-name="P3">- <text:span text:style-name="T3">Dung du lieu tai chinh va chung khoan: De xu ly thong tin cua du lieu lon va tim ra cac diem dac biet tren thi truong la co mot phuong phap su dung AI</text:span></text:p>
      <text:p text:style-name="P3"/>
      <text:p text:style-name="P3"/>
      <text:p text:style-name="P4">2)</text:p>
      <text:p text:style-name="P4">- Thoi gian bao lau : 1h</text:p>
      <text:p text:style-name="P4">- Kho khan gap phai:</text:p>
      <text:p text:style-name="P4"><text:tab/>+ Kho hieu cac thuat ngu chuyen mon (keyword and technical keyword)</text:p>
      <text:p text:style-name="P4"><text:tab/>+ Chua hieu quy trinh van hanh cua cong ty (Ex: caca phong ban van hanh nhu nao)</text:p>
      <text:p text:style-name="P4"><text:tab/>+ Thuat ngu chuyen mon ve kinh doanh ( rat kho khan de cbi va hieu dc)</text:p>
      <text:p text:style-name="P4">- Bai hoc rut ra:</text:p>
      <text:p text:style-name="P4"><text:tab/>+ Tim hieu trc ve cac thuat ngu chuyen mon tren mang hoac cac bai giang tren dien dan truong <text:tab/><text:tab/><text:tab/>dai hoc</text:p>
      <text:p text:style-name="P19"><text:tab/>+ Hoi trc nguoi phong van ve cach van hanh cty</text:p>
      <text:p text:style-name="P19"><text:tab/>+ Doc so qua mo hinh kinh doanh</text:p>
      <text:p text:style-name="P3">- <text:span text:style-name="T3">Buoi phong van rat ok:</text:span></text:p>
      <text:p text:style-name="P3"><text:tab/><text:span text:style-name="T3">+ Hinh thuc Q&amp;A</text:span></text:p>
      <text:p text:style-name="P19"><text:tab/>+ Nguoi dc phong van thinh thoang chu dong giai thich them cac thong tin</text:p>
      <text:p text:style-name="P4"/>
      <text:p text:style-name="P4">3)</text:p>
      <text:p text:style-name="P15">a)</text:p>
      <text:p text:style-name="P15"/>
      <text:p text:style-name="P17">b)</text:p>
      <text:p text:style-name="P15"/>
      <text:p text:style-name="P16"><text:span text:style-name="T15">c</text:span>) nghe nay nam o dau trog quy trinh phat trien phan mem: </text:p>
      <text:p text:style-name="P17">San pham cua qua trinh nay la mot thu vien cho vi tri MOA</text:p>
      <text:p text:style-name="P17">Neu su dung thu vien nay trong quy trinh phat trien phan mem <text:span text:style-name="T14">Development</text:span></text:p>
      <text:p text:style-name="P4"/>
      <text:p text:style-name="P4">4)</text:p>
      <text:p text:style-name="P4">a) </text:p>
      <text:p text:style-name="P4">- Ky nang toan va thong ke phai rat vung</text:p>
      <text:p text:style-name="P4">- math optimization toi uu hoa ve mat toan hoc</text:p>
      <text:p text:style-name="P4">- code optimization: <text:span text:style-name="T4">tinh toan song song – distributed computing</text:span></text:p>
      <text:p text:style-name="P4">- algo and data structure</text:p>
      <text:p text:style-name="P4"><text:soft-page-break/>- C++ va <text:span text:style-name="T4">P</text:span>ython</text:p>
      <text:p text:style-name="P4">- <text:span text:style-name="T4">Data base/ Big data: SQL, <text:s/>noSQL</text:span></text:p>
      <text:p text:style-name="P5">- <text:span text:style-name="T4">Bussiness: Cac kien thuc chung khoan va tai chinh, kinh te,</text:span></text:p>
      <text:p text:style-name="P6"><text:tab/><text:tab/>y nghia cac chi so chung khoan, cach van hanh</text:p>
      <text:p text:style-name="P7">- <text:span text:style-name="T5">Cac cong cu:</text:span></text:p>
      <text:p text:style-name="P21"><text:tab/> <text:s/>bloomberg: market data and news provider</text:p>
      <text:p text:style-name="P7"><text:tab/> <text:s/><text:span text:style-name="T5">norgate data: donnes finaciere</text:span></text:p>
      <text:p text:style-name="P7"><text:tab/> <text:s/><text:span text:style-name="T5">Gurobi: math optimization</text:span></text:p>
      <text:p text:style-name="P7"><text:tab/> <text:s/><text:span text:style-name="T5">Code: Notepad++, Vscode, Anaconda, SQLite</text:span></text:p>
      <text:p text:style-name="P7"><text:tab/> <text:s/><text:span text:style-name="T5">AI package: Sklearn, scipy – internal package</text:span></text:p>
      <text:p text:style-name="P7"><text:tab/> <text:s/><text:span text:style-name="T5">Spark big data: </text:span></text:p>
      <text:p text:style-name="P6">b)</text:p>
      <text:p text:style-name="P6">- <text:span text:style-name="T6">Veille technologique: surveillé les technique état de l’art sur algo AI et engine - cap nhat kien thuc ve cong nghe AI</text:span></text:p>
      <text:p text:style-name="P6">- <text:span text:style-name="T5">Brain Storming: de tao ra cac y tuong moi – generate ideal</text:span></text:p>
      <text:p text:style-name="P6">- <text:span text:style-name="T5">Lap ke hoach, co rat nhieu y tuong ve AI thi can lap ke hoach de thuc hien cac y tuong</text:span></text:p>
      <text:p text:style-name="P6">- <text:span text:style-name="T5">Documentation: mo ta cai Ideal ve mat toan hoc va ve mat tai chinh</text:span></text:p>
      <text:p text:style-name="P6">- <text:span text:style-name="T6">Presentation: thuyet trinh, trinh bay y tuong</text:span></text:p>
      <text:p text:style-name="P6">- <text:span text:style-name="T6">Communication: Phai lien ket va trao doi dc voi nhung AI resercher (mathematicien) and </text:span><text:span text:style-name="T7">AI</text:span><text:span text:style-name="T6"> development.</text:span></text:p>
      <text:p text:style-name="P6"/>
      <text:p text:style-name="P6"/>
      <text:p text:style-name="P9">c) <text:span text:style-name="T7">Xem trong cai bang</text:span></text:p>
      <text:p text:style-name="P10"/>
      <text:p text:style-name="P10">Can lam gi de cai thien:</text:p>
      <text:p text:style-name="P10">- Pratice </text:p>
      <text:p text:style-name="P6"/>
      <text:p text:style-name="P6"/>
      <text:p text:style-name="P8">DANH SACH CAU HOI :</text:p>
      <text:p text:style-name="P11">1) Vi sao lai chon nghe nay?</text:p>
      <text:p text:style-name="P11">- Vi rat thich giai toan co ban va vi AI 90% lam ve toan</text:p>
      <text:p text:style-name="P11">- Thich nganh AI vi no cho phep minh hieu ro ve qua trinh learning cua nguoi va may</text:p>
      <text:p text:style-name="P11">- Nghe nay co nhieu co hoi gap rat nhieu nguoi thong minh va tai gioi</text:p>
      <text:p text:style-name="P11">- Chon tai chinh va AI vi thu nhap tot</text:p>
      <text:p text:style-name="P11"/>
      <text:p text:style-name="P11">2) Vi sao lai chon cty nay?</text:p>
      <text:p text:style-name="P11">- Vi cty nay tap trung nghien cuu ve AI</text:p>
      <text:p text:style-name="P11">- Cty nho, nhung bu lai rat nang dong, tu do, moi truong thoai mai</text:p>
      <text:p text:style-name="P11"/>
      <text:p text:style-name="P11">3) Cong viec hang ngay la nhu nao?</text:p>
      <text:p text:style-name="P11">- Doc cac cai nghien cuu ve AI, danh 1/3 thoi gian nghien cuu</text:p>
      <text:p text:style-name="P11">- Thuc hien lai nghien cuu, cac ban demo cua cac algo</text:p>
      <text:p text:style-name="P13">- <text:span text:style-name="T10">Trinh bay cac y tuong thu vi, va thao luan voi nhung nguoi khac </text:span><text:span text:style-name="T17">(2-3 lan mot tuan)</text:span></text:p>
      <text:p text:style-name="P12">- Brain storming cac <text:span text:style-name="T11">y tuong de cai thien cac thuat toan AI cua cty</text:span></text:p>
      <text:p text:style-name="P12"><text:span text:style-name="T8">- </text:span><text:span text:style-name="T11">Thuc hien demo cua cac y tuong tren </text:span><text:span text:style-name="T17">(phai xong may cai tren moi phai lam)</text:span></text:p>
      <text:p text:style-name="P12">- <text:span text:style-name="T12">Trao doi voi AI developer de kiem tra ket qua va hieu qua, tien the giai dap cac thac mac neu co </text:span><text:span text:style-name="T17">(2-3 lan mot thang)</text:span></text:p>
      <text:p text:style-name="P12"/>
      <text:p text:style-name="P11"/>
      <text:p text:style-name="P11"><text:soft-page-break/>4) Loi khuyen cho nhung nguoi muon lam nghe nay</text:p>
      <text:p text:style-name="P11">- <text:span text:style-name="T9">Bo sung trong phan competence</text:span></text:p>
      <text:p text:style-name="P11">- <text:span text:style-name="T12">Hoc that chac cac mon toan</text:span></text:p>
      <text:p text:style-name="P11">- <text:span text:style-name="T12">Tham gia cuoc thi ve AI – </text:span><text:span text:style-name="T13">hackaton</text:span></text:p>
      <text:p text:style-name="P11">- <text:span text:style-name="T13">Nam vung toan de co the toi uu</text:span></text:p>
      <text:p text:style-name="P11"/>
      <text:p text:style-name="P11">5) Lo trinh nghe nghiep (parcours de metier) muon lam nghe nay can nhung buoc gi</text:p>
      <text:p text:style-name="P18">AI researcher :</text:p>
      <text:p text:style-name="P11">- <text:span text:style-name="T13">Bat dau bang Junior AI researcher la nguoi ho tro de code lai cac cai demo. </text:span><text:span text:style-name="T16">Khi lam them nhieu demo thi trinh code co the tien bo va co the chuyen sang lam developer, developer kieu nay se gioi hon thong thuong va hieu code hon ve mat toan hoc</text:span></text:p>
      <text:p text:style-name="P11">- <text:span text:style-name="T13">Senior</text:span></text:p>
      <text:p text:style-name="P11">- <text:span text:style-name="T13">Research Director – dinh huong cac huong nghien cuu: </text:span><text:span text:style-name="T16">co nghia vu nhu Senior nhung can nhieu kien thuc ve nganh nay hon de dua ra cac huong , to chuc cac buoi hop mat ben ngoai cty</text:span></text:p>
      <text:p text:style-name="P11"/>
      <text:p text:style-name="P18">AI developer:</text:p>
      <text:p text:style-name="P18">- Junior kem ve cac kien thuc chung cua cac thuat toan nen, khi thao luan va nghe nhieu cac nghien cuu tu nhung nguoi khac de tien bo</text:p>
      <text:p text:style-name="P18">- Senior</text:p>
      <text:p text:style-name="P18"/>
      <text:p text:style-name="P11"/>
      <text:p text:style-name="P14">Vi AI la thuat toan <text:span text:style-name="T16">cot</text:span> loi nen co the thay doi tuy y, </text:p>
      <text:p text:style-name="P14">for example: AI for big data, data analyses</text:p>
      <text:p text:style-name="P14"/>
      <text:p text:style-name="P14">Thong thuong trinh do la <text:s/>tien si, nhung cung co the la master hoac enginier va co mot huong nua de thuc hien nghien cuu chuyen sau hon</text:p>
      <text:p text:style-name="P11"/>
      <text:p text:style-name="P11">6) Co hoi nghe nghiep cua nghe nay( lam o dau, training theo thoi gian)</text:p>
      <text:p text:style-name="P15">Co hoi nghe nghiep rat tot</text:p>
      <text:p text:style-name="P11"/>
      <text:p text:style-name="P11">- <text:span text:style-name="T13">Len mang tim hieu</text:span></text:p>
      <text:p text:style-name="P11">- <text:span text:style-name="T13">Thoi dai bay gio la thoi dai cua IoT, fast computing nen nhieu du lieu (big data), toc do cua may tinh cang ngay cang nhanh </text:span><text:span text:style-name="T14">va sau do la quantum coputing, cheaper and faster</text:span><text:span text:style-name="T13"> → AI cang ngay cang phat trien</text:span></text:p>
      <text:p text:style-name="P11">- <text:span text:style-name="T14">Hai cai training moi nhat deap learning and big data</text:span></text:p>
      <text:p text:style-name="P11">- <text:span text:style-name="T13">Nghe nay rat la training tu 2010</text:span></text:p>
      <text:p text:style-name="P11"/>
      <text:p text:style-name="P11"/>
      <text:p text:style-name="P11"/>
      <text:p text:style-name="P11"/>
      <text:p text:style-name="P23">DevOps</text:p>
      <text:p text:style-name="P23"/>
      <text:p text:style-name="P23">- </text:p>
      <text:p text:style-name="P4"/>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3:23:10.692813243</meta:creation-date>
    <dc:date>2022-12-27T20:43:57.726785910</dc:date>
    <meta:editing-duration>PT1H40M18S</meta:editing-duration>
    <meta:editing-cycles>10</meta:editing-cycles>
    <meta:generator>LibreOffice/7.3.7.2$Linux_X86_64 LibreOffice_project/30$Build-2</meta:generator>
    <meta:document-statistic meta:table-count="0" meta:image-count="0" meta:object-count="0" meta:page-count="4" meta:paragraph-count="117" meta:word-count="1189" meta:character-count="5493" meta:non-whitespace-character-count="4372"/>
  </office:meta>
</office:document-meta>
</file>